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 style:font-pitch="variable"/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21cm" fo:min-width="0.471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color="#000000" draw:marker-end="Symmetric_20_Arrow" draw:fill="solid" draw:textarea-vertical-align="middle"/>
    </style:style>
    <style:style style:name="gr6" style:family="graphic" style:parent-style-name="objectwithoutfill">
      <style:graphic-properties draw:stroke="dash" draw:stroke-dash="Double_20_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color="#000000" draw:marker-end="Arrow" draw:fill="solid" draw:textarea-vertical-align="middle"/>
    </style:style>
    <style:style style:name="gr8" style:family="graphic" style:parent-style-name="objectwithoutfill">
      <style:graphic-properties draw:stroke="solid" svg:stroke-color="#000000" draw:marker-end="Symmetric_20_Arrow" draw:marker-end-width="0.3cm" draw:fill="solid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2cm" fo:min-width="0.471cm"/>
    </style:style>
    <style:style style:name="gr10" style:family="graphic" style:parent-style-name="standard">
      <style:graphic-properties svg:stroke-width="0.028cm" svg:stroke-color="#f10d0c" draw:marker-start-width="0.242cm" draw:marker-end-width="0.242cm" draw:fill="none" draw:textarea-horizontal-align="justify" draw:textarea-vertical-align="middle" draw:auto-grow-height="false" fo:min-height="0.693cm" fo:min-width="0.443cm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28cm" svg:stroke-color="#f10d0c" draw:marker-start-width="0.242cm" draw:marker-end-width="0.242cm" draw:fill="none" draw:textarea-horizontal-align="justify" draw:textarea-vertical-align="middle" draw:auto-grow-height="false" fo:min-height="0.693cm" fo:min-width="0.44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f10d0c" draw:marker-start-width="0.242cm" draw:marker-end-width="0.242cm" draw:fill="none" draw:textarea-horizontal-align="justify" draw:textarea-vertical-align="middle" draw:auto-grow-height="false" fo:min-height="0.692cm" fo:min-width="0.443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0.693cm" fo:min-width="0.443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7.547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2.122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5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3.2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8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nux Libertine Initials O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Linux Libertine Initials O" fo:font-size="13pt" style:font-size-asian="13pt" style:font-size-complex="13pt"/>
    </style:style>
    <style:style style:name="T1" style:family="text">
      <style:text-properties style:font-name="Linux Libertine Initials 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71cm" svg:height="1.371cm" svg:x="0.921cm" svg:y="1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013cm" svg:height="0.954cm" svg:x="1.101cm" svg:y="1.49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3" draw:text-style-name="P3" draw:layer="layout" svg:x1="2.358cm" svg:y1="6.422cm" svg:x2="4.898cm" svg:y2="1.034cm">
            <text:p/>
          </draw:line>
          <draw:line draw:style-name="gr3" draw:text-style-name="P3" draw:layer="layout" svg:x1="2.358cm" svg:y1="1.898cm" svg:x2="4.898cm" svg:y2="7.511cm">
            <text:p/>
          </draw:line>
          <draw:line draw:style-name="gr3" draw:text-style-name="P3" draw:layer="layout" svg:x1="2.358cm" svg:y1="1.898cm" svg:x2="4.898cm" svg:y2="0.882cm">
            <text:p/>
          </draw:line>
          <draw:line draw:style-name="gr3" draw:text-style-name="P3" draw:layer="layout" svg:x1="2.375cm" svg:y1="6.422cm" svg:x2="4.771cm" svg:y2="7.638cm">
            <text:p/>
          </draw:line>
          <draw:line draw:style-name="gr3" draw:text-style-name="P3" draw:layer="layout" svg:x1="2.358cm" svg:y1="8.835cm" svg:x2="5.025cm" svg:y2="1.288cm">
            <text:p/>
          </draw:line>
          <draw:line draw:style-name="gr3" draw:text-style-name="P3" draw:layer="layout" svg:x1="2.389cm" svg:y1="8.836cm" svg:x2="4.898cm" svg:y2="7.892cm">
            <text:p/>
          </draw:line>
          <draw:line draw:style-name="gr3" draw:text-style-name="P3" draw:layer="layout" svg:x1="12.391cm" svg:y1="7.638cm" svg:x2="14.55cm" svg:y2="3.066cm">
            <text:p/>
          </draw:line>
          <draw:line draw:style-name="gr3" draw:text-style-name="P3" draw:layer="layout" svg:x1="12.137cm" svg:y1="0.78cm" svg:x2="14.55cm" svg:y2="5.987cm">
            <text:p/>
          </draw:line>
          <draw:line draw:style-name="gr3" draw:text-style-name="P3" draw:layer="layout" svg:x1="12.137cm" svg:y1="0.78cm" svg:x2="14.55cm" svg:y2="2.812cm">
            <text:p/>
          </draw:line>
          <draw:line draw:style-name="gr3" draw:text-style-name="P3" draw:layer="layout" svg:x1="12.391cm" svg:y1="7.638cm" svg:x2="14.55cm" svg:y2="6.114cm">
            <text:p/>
          </draw:line>
          <draw:line draw:style-name="gr3" draw:text-style-name="P3" draw:layer="layout" svg:x1="12.264cm" svg:y1="10.305cm" svg:x2="14.677cm" svg:y2="3.447cm">
            <text:p/>
          </draw:line>
          <draw:line draw:style-name="gr3" draw:text-style-name="P3" draw:layer="layout" svg:x1="12.264cm" svg:y1="10.305cm" svg:x2="14.677cm" svg:y2="6.368cm">
            <text:p/>
          </draw:line>
          <draw:line draw:style-name="gr4" draw:text-style-name="P3" draw:layer="layout" svg:x1="6.322cm" svg:y1="0.807cm" svg:x2="7.438cm" svg:y2="0.807cm">
            <text:p/>
          </draw:line>
          <draw:line draw:style-name="gr4" draw:text-style-name="P3" draw:layer="layout" svg:x1="6.323cm" svg:y1="7.707cm" svg:x2="7.438cm" svg:y2="7.707cm">
            <text:p/>
          </draw:line>
          <draw:line draw:style-name="gr5" draw:text-style-name="P3" draw:layer="layout" svg:x1="9.597cm" svg:y1="0.807cm" svg:x2="10.72cm" svg:y2="0.807cm">
            <text:p/>
          </draw:line>
          <draw:line draw:style-name="gr5" draw:text-style-name="P3" draw:layer="layout" svg:x1="9.597cm" svg:y1="7.707cm" svg:x2="10.821cm" svg:y2="7.707cm">
            <text:p/>
          </draw:line>
          <draw:line draw:style-name="gr4" draw:text-style-name="P3" draw:layer="layout" svg:x1="6.323cm" svg:y1="0.808cm" svg:x2="7.424cm" svg:y2="2.431cm">
            <text:p/>
          </draw:line>
          <draw:line draw:style-name="gr6" draw:text-style-name="P3" draw:layer="layout" svg:x1="7.784cm" svg:y1="5.479cm" svg:x2="9.281cm" svg:y2="3.193cm">
            <text:p/>
          </draw:line>
          <draw:line draw:style-name="gr4" draw:text-style-name="P3" draw:layer="layout" svg:x1="6.325cm" svg:y1="7.707cm" svg:x2="7.438cm" svg:y2="6.009cm">
            <text:p/>
          </draw:line>
          <draw:line draw:style-name="gr5" draw:text-style-name="P3" draw:layer="layout" svg:x1="9.597cm" svg:y1="2.714cm" svg:x2="10.74cm" svg:y2="0.969cm">
            <text:p/>
          </draw:line>
          <draw:line draw:style-name="gr5" draw:text-style-name="P3" draw:layer="layout" svg:x1="9.581cm" svg:y1="5.606cm" svg:x2="10.872cm" svg:y2="7.511cm">
            <text:p/>
          </draw:line>
          <draw:line draw:style-name="gr6" draw:text-style-name="P3" draw:layer="layout" svg:x1="7.77cm" svg:y1="2.939cm" svg:x2="9.343cm" svg:y2="5.257cm">
            <text:p/>
          </draw:line>
          <draw:line draw:style-name="gr6" draw:text-style-name="P3" draw:layer="layout" svg:x1="7.692cm" svg:y1="0.807cm" svg:x2="9.343cm" svg:y2="0.807cm">
            <text:p/>
          </draw:line>
          <draw:line draw:style-name="gr6" draw:text-style-name="P3" draw:layer="layout" svg:x1="7.692cm" svg:y1="7.707cm" svg:x2="9.343cm" svg:y2="7.707cm">
            <text:p/>
          </draw:line>
          <draw:line draw:style-name="gr7" draw:text-style-name="P3" draw:layer="layout" svg:x1="9.597cm" svg:y1="3.792cm" svg:x2="10.867cm" svg:y2="1.288cm">
            <text:p/>
          </draw:line>
          <draw:line draw:style-name="gr5" draw:text-style-name="P3" draw:layer="layout" svg:x1="9.598cm" svg:y1="8.654cm" svg:x2="10.867cm" svg:y2="8.019cm">
            <text:p/>
          </draw:line>
          <draw:line draw:style-name="gr4" draw:text-style-name="P3" draw:layer="layout" svg:x1="6.296cm" svg:y1="10.306cm" svg:x2="7.438cm" svg:y2="8.055cm">
            <text:p/>
          </draw:line>
          <draw:line draw:style-name="gr6" draw:text-style-name="P3" draw:layer="layout" svg:x1="7.714cm" svg:y1="7.511cm" svg:x2="9.343cm" svg:y2="4.3cm">
            <text:p/>
          </draw:line>
          <draw:line draw:style-name="gr6" draw:text-style-name="P3" draw:layer="layout" svg:x1="7.819cm" svg:y1="9.543cm" svg:x2="9.343cm" svg:y2="8.781cm">
            <text:p/>
          </draw:line>
          <draw:line draw:style-name="gr4" draw:text-style-name="P3" draw:layer="layout" svg:x1="6.295cm" svg:y1="10.305cm" svg:x2="7.438cm" svg:y2="9.734cm">
            <text:p/>
          </draw:line>
          <draw:line draw:style-name="gr8" draw:text-style-name="P3" draw:layer="layout" svg:x1="16.074cm" svg:y1="2.939cm" svg:x2="17.217cm" svg:y2="2.939cm">
            <text:p/>
          </draw:line>
          <draw:line draw:style-name="gr8" draw:text-style-name="P3" draw:layer="layout" svg:x1="16.074cm" svg:y1="6.139cm" svg:x2="17.217cm" svg:y2="6.139cm">
            <text:p/>
          </draw:line>
          <draw:custom-shape draw:style-name="gr1" draw:text-style-name="P1" draw:layer="layout" svg:width="1.371cm" svg:height="1.371cm" svg:x="0.921cm" svg:y="5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64cm" svg:height="0.953cm" svg:x="1.097cm" svg:y="6.06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9" draw:text-style-name="P1" draw:layer="layout" svg:width="1.371cm" svg:height="1.37cm" svg:x="0.921cm" svg:y="8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739cm" svg:height="0.846cm" svg:x="1.238cm" svg:y="8.45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0" draw:text-style-name="P1" draw:layer="layout" svg:width="1.371cm" svg:height="1.371cm" svg:x="4.92cm" svg:y="0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984cm" svg:height="1.057cm" svg:x="5.122cm" svg:y="0.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style-name="gr10" draw:text-style-name="P1" draw:layer="layout" svg:width="1.371cm" svg:height="1.371cm" svg:x="4.947cm" svg:y="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256cm" svg:height="1.128cm" svg:x="5.005cm" svg:y="7.16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9" draw:text-style-name="P1" draw:layer="layout" svg:width="1.371cm" svg:height="1.37cm" svg:x="4.933cm" svg:y="9.7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739cm" svg:height="0.846cm" svg:x="5.25cm" svg:y="9.967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11" draw:text-style-name="P3" draw:layer="layout" svg:x1="1.607cm" svg:y1="2.885cm" svg:x2="1.607cm" svg:y2="5.627cm">
            <text:p/>
          </draw:line>
          <draw:line draw:style-name="gr11" draw:text-style-name="P3" draw:layer="layout" svg:x1="5.618cm" svg:y1="1.742cm" svg:x2="5.618cm" svg:y2="6.997cm">
            <text:p/>
          </draw:line>
          <draw:custom-shape draw:style-name="gr12" draw:text-style-name="P1" draw:layer="layout" svg:width="1.37cm" svg:height="1.371cm" svg:x="10.78cm" svg:y="0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504cm" svg:height="0.898cm" svg:x="10.713cm" svg:y="0.38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13" draw:text-style-name="P1" draw:layer="layout" svg:width="1.371cm" svg:height="1.37cm" svg:x="10.945cm" svg:y="7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433cm" svg:height="0.956cm" svg:x="10.915cm" svg:y="7.25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custom-shape draw:style-name="gr1" draw:text-style-name="P1" draw:layer="layout" svg:width="1.371cm" svg:height="1.371cm" svg:x="10.844cm" svg:y="9.7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0.739cm" svg:height="0.846cm" svg:x="11.161cm" svg:y="9.969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style-name="gr11" draw:text-style-name="P3" draw:layer="layout" svg:x1="11.53cm" svg:y1="1.744cm" svg:x2="11.53cm" svg:y2="6.999cm">
            <text:p/>
          </draw:line>
          <draw:custom-shape draw:style-name="gr14" draw:text-style-name="P1" draw:layer="layout" svg:width="1.371cm" svg:height="1.371cm" svg:x="14.638cm" svg:y="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19cm" svg:height="1.058cm" svg:x="14.84cm" svg:y="2.36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custom-shape draw:style-name="gr14" draw:text-style-name="P1" draw:layer="layout" svg:width="1.371cm" svg:height="1.371cm" svg:x="14.665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19cm" svg:height="1.057cm" svg:x="14.723cm" svg:y="5.512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2" draw:layer="layout" svg:width="1.075cm" svg:height="0.953cm" svg:x="17.141cm" svg:y="2.362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2" draw:text-style-name="P2" draw:layer="layout" svg:width="1.134cm" svg:height="0.953cm" svg:x="17.142cm" svg:y="5.563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line draw:style-name="gr11" draw:text-style-name="P3" draw:layer="layout" svg:x1="15.356cm" svg:y1="3.693cm" svg:x2="15.356cm" svg:y2="5.344cm">
            <text:p/>
          </draw:line>
          <draw:custom-shape draw:style-name="gr15" draw:text-style-name="P1" draw:layer="layout" svg:width="0.508cm" svg:height="8.255cm" draw:transform="rotate (-1.5707963267949) translate (12.753cm 11.22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6" draw:text-style-name="P1" draw:layer="layout" svg:width="0.155cm" svg:height="2.532cm" draw:transform="rotate (-1.5707963267949) translate (2.866cm 11.39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6" draw:text-style-name="P1" draw:layer="layout" svg:width="0.155cm" svg:height="2.532cm" draw:transform="rotate (-1.5707963267949) translate (16.666cm 11.39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7" draw:text-style-name="P4" draw:layer="layout" svg:width="3.042cm" svg:height="0.776cm" svg:x="0.107cm" svg:y="11.691cm">
            <draw:text-box>
              <text:p><text:span text:style-name="T1">Input layer</text:span></text:p>
            </draw:text-box>
          </draw:frame>
          <draw:frame draw:style-name="gr18" draw:text-style-name="P5" draw:layer="layout" svg:width="3.707cm" svg:height="0.776cm" svg:x="6.707cm" svg:y="11.691cm">
            <draw:text-box>
              <text:p><text:span text:style-name="T1">Hidden layers</text:span></text:p>
            </draw:text-box>
          </draw:frame>
          <draw:frame draw:style-name="gr19" draw:text-style-name="P5" draw:layer="layout" svg:width="3.364cm" svg:height="0.776cm" svg:x="13.907cm" svg:y="11.691cm">
            <draw:text-box>
              <text:p><text:span text:style-name="T1">Output layer</text:span></text:p>
            </draw:text-box>
          </draw:frame>
          <draw:frame draw:style-name="gr2" draw:text-style-name="P2" draw:layer="layout" svg:width="1.334cm" svg:height="0.952cm" svg:x="2.032cm" svg:y="3.74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2" draw:text-style-name="P2" draw:layer="layout" svg:width="1.317cm" svg:height="0.952cm" svg:x="5.795cm" svg:y="3.7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2" draw:layer="layout" svg:width="2.087cm" svg:height="0.952cm" svg:x="9.47cm" svg:y="3.74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2" draw:layer="layout" svg:width="1.468cm" svg:height="0.952cm" svg:x="12.419cm" svg:y="3.74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 style:font-pitch="variable"/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9:53:28.676943625</meta:creation-date>
    <dc:date>2021-04-21T11:42:48.399113258</dc:date>
    <meta:editing-duration>PT45M32S</meta:editing-duration>
    <meta:editing-cycles>10</meta:editing-cycles>
    <meta:generator>LibreOffice/6.4.6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1</mn>
      <mi>K</mi>
    </msubsup>
    <annotation encoding="StarMath 5.0">z^K_1
</annotation>
  </semantics>
</math>
</file>

<file path=Object 11/content.xml><?xml version="1.0" encoding="utf-8"?>
<math xmlns="http://www.w3.org/1998/Math/MathML" display="block">
  <semantics>
    <msubsup>
      <mi>z</mi>
      <mi>L</mi>
      <mi>K</mi>
    </msubsup>
    <annotation encoding="StarMath 5.0">z^K_L</annotation>
  </semantics>
</math>
</file>

<file path=Object 12/content.xml><?xml version="1.0" encoding="utf-8"?>
<math xmlns="http://www.w3.org/1998/Math/MathML" display="block">
  <semantics>
    <msub>
      <mi>y</mi>
      <mn>1</mn>
    </msub>
    <annotation encoding="StarMath 5.0">y_1
</annotation>
  </semantics>
</math>
</file>

<file path=Object 13/content.xml><?xml version="1.0" encoding="utf-8"?>
<math xmlns="http://www.w3.org/1998/Math/MathML" display="block">
  <semantics>
    <msub>
      <mi>y</mi>
      <mi>L</mi>
    </msub>
    <annotation encoding="StarMath 5.0">y_L
</annotation>
  </semantics>
</math>
</file>

<file path=Object 14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6/content.xml><?xml version="1.0" encoding="utf-8"?>
<math xmlns="http://www.w3.org/1998/Math/MathML" display="block">
  <semantics>
    <msub>
      <mi>W</mi>
      <mrow>
        <mi>K</mi>
        <mo stretchy="false">−</mo>
        <mn>1</mn>
      </mrow>
    </msub>
    <annotation encoding="StarMath 5.0">W_{K-1}</annotation>
  </semantics>
</math>
</file>

<file path=Object 17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2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subsup>
      <mi>z</mi>
      <mn>1</mn>
      <mn>0</mn>
    </msubsup>
    <annotation encoding="StarMath 5.0">z^0_1</annotation>
  </semantics>
</math>
</file>

<file path=Object 5/content.xml><?xml version="1.0" encoding="utf-8"?>
<math xmlns="http://www.w3.org/1998/Math/MathML" display="block">
  <semantics>
    <msubsup>
      <mi>z</mi>
      <msub>
        <mi>D</mi>
        <mn>1</mn>
      </msub>
      <mn>0</mn>
    </msubsup>
    <annotation encoding="StarMath 5.0">z^0_{D_1}</annotation>
  </semantics>
</math>
</file>

<file path=Object 6/content.xml><?xml version="1.0" encoding="utf-8"?>
<math xmlns="http://www.w3.org/1998/Math/MathML" display="block">
  <semantics>
    <mn>1</mn>
    <annotation encoding="StarMath 5.0">1</annotation>
  </semantics>
</math>
</file>

<file path=Object 7/content.xml><?xml version="1.0" encoding="utf-8"?>
<math xmlns="http://www.w3.org/1998/Math/MathML" display="block">
  <semantics>
    <msubsup>
      <mi>z</mi>
      <mn>1</mn>
      <mrow>
        <mi>K</mi>
        <mo stretchy="false">−</mo>
        <mn>1</mn>
      </mrow>
    </msubsup>
    <annotation encoding="StarMath 5.0">z^{K-1}_1</annotation>
  </semantics>
</math>
</file>

<file path=Object 8/content.xml><?xml version="1.0" encoding="utf-8"?>
<math xmlns="http://www.w3.org/1998/Math/MathML" display="block">
  <semantics>
    <msubsup>
      <mi>z</mi>
      <msub>
        <mi>D</mi>
        <mrow>
          <mi>k</mi>
          <mo stretchy="false">−</mo>
          <mn>1</mn>
        </mrow>
      </msub>
      <mrow>
        <mi>k</mi>
        <mo stretchy="false">−</mo>
        <mn>1</mn>
      </mrow>
    </msubsup>
    <annotation encoding="StarMath 5.0">z^{k-1}_{D_{k-1}}</annotation>
  </semantics>
</math>
</file>

<file path=Object 9/content.xml><?xml version="1.0" encoding="utf-8"?>
<math xmlns="http://www.w3.org/1998/Math/MathML" display="block">
  <semantics>
    <mn>1</mn>
    <annotation encoding="StarMath 5.0">1</annotation>
  </semantics>
</math>
</file>